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tchdogTest.run( TestResult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atchdogTest.WatchdogTest( Test test , long mse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tchdog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Test.createWorker( final Test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